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9.23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4.955cm"/>
    </style:style>
    <style:style style:name="co15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 table:number-columns-repeated="3"/>
          <table:table-cell office:value-type="string" calcext:value-type="string">
            <text:p>Planut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table:number-columns-repeated="2"/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  <table:table-cell office:value-type="string" calcext:value-type="string">
            <text:p>Optic: Does not support ADL</text:p>
          </table:table-cell>
        </table:table-row>
        <table:table-row table:style-name="ro1">
          <table:table-cell/>
          <table:table-cell office:value-type="string" calcext:value-type="string">
            <text:p>S5-Ex29_W1-Ex11_1</text:p>
          </table:table-cell>
          <table:table-cell office:value-type="float" office:value="540" calcext:value-type="float">
            <text:p>540</text:p>
          </table:table-cell>
          <table:table-cell office:value-type="float" office:value="0.09" calcext:value-type="float">
            <text:p>0,09</text:p>
          </table:table-cell>
          <table:table-cell office:value-type="float" office:value="540" calcext:value-type="float">
            <text:p>540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float" office:value="540.002" calcext:value-type="float">
            <text:p>540,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0.102" calcext:value-type="float">
            <text:p>540,102</text:p>
          </table:table-cell>
          <table:table-cell office:value-type="float" office:value="0.00863" calcext:value-type="float">
            <text:p>0,00863</text:p>
          </table:table-cell>
          <table:table-cell office:value-type="float" office:value="660.005" calcext:value-type="float">
            <text:p>660,005</text:p>
          </table:table-cell>
          <table:table-cell office:value-type="float" office:value="0.13" calcext:value-type="float">
            <text:p>0,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2</text:p>
          </table:table-cell>
          <table:table-cell office:value-type="float" office:value="1120" calcext:value-type="float">
            <text:p>1120</text:p>
          </table:table-cell>
          <table:table-cell office:value-type="float" office:value="1.68" calcext:value-type="float">
            <text:p>1,68</text:p>
          </table:table-cell>
          <table:table-cell office:value-type="float" office:value="1120" calcext:value-type="float">
            <text:p>1120</text:p>
          </table:table-cell>
          <table:table-cell office:value-type="float" office:value="0.018" calcext:value-type="float">
            <text:p>0,018</text:p>
          </table:table-cell>
          <table:table-cell table:number-columns-repeated="3"/>
          <table:table-cell office:value-type="float" office:value="1120.0048" calcext:value-type="float">
            <text:p>1120,0048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1120.22" calcext:value-type="float">
            <text:p>1120,22</text:p>
          </table:table-cell>
          <table:table-cell office:value-type="float" office:value="0.0220411" calcext:value-type="float">
            <text:p>0,0220411</text:p>
          </table:table-cell>
          <table:table-cell office:value-type="float" office:value="1080.003" calcext:value-type="float">
            <text:p>1080,003</text:p>
          </table:table-cell>
          <table:table-cell office:value-type="float" office:value="0.24" calcext:value-type="float">
            <text:p>0,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3</text:p>
          </table:table-cell>
          <table:table-cell office:value-type="float" office:value="1700" calcext:value-type="float">
            <text:p>1700</text:p>
          </table:table-cell>
          <table:table-cell office:value-type="float" office:value="2.68" calcext:value-type="float">
            <text:p>2,68</text:p>
          </table:table-cell>
          <table:table-cell office:value-type="float" office:value="1700" calcext:value-type="float">
            <text:p>1700</text:p>
          </table:table-cell>
          <table:table-cell office:value-type="float" office:value="0.0012" calcext:value-type="float">
            <text:p>0,0012</text:p>
          </table:table-cell>
          <table:table-cell table:number-columns-repeated="3"/>
          <table:table-cell office:value-type="float" office:value="1700.0072" calcext:value-type="float">
            <text:p>1700,0072</text:p>
          </table:table-cell>
          <table:table-cell office:value-type="float" office:value="0.004" calcext:value-type="float">
            <text:p>0,004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.03" calcext:value-type="float">
            <text:p>0,03</text:p>
          </table:table-cell>
          <table:table-cell office:value-type="float" office:value="1580.003" calcext:value-type="float">
            <text:p>1580,003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4</text:p>
          </table:table-cell>
          <table:table-cell office:value-type="float" office:value="2280" calcext:value-type="float">
            <text:p>2280</text:p>
          </table:table-cell>
          <table:table-cell office:value-type="float" office:value="6.52" calcext:value-type="float">
            <text:p>6,52</text:p>
          </table:table-cell>
          <table:table-cell office:value-type="float" office:value="2280" calcext:value-type="float">
            <text:p>2280</text:p>
          </table:table-cell>
          <table:table-cell office:value-type="float" office:value="0.2705" calcext:value-type="float">
            <text:p>0,2705</text:p>
          </table:table-cell>
          <table:table-cell table:number-columns-repeated="3"/>
          <table:table-cell office:value-type="float" office:value="2280.0096" calcext:value-type="float">
            <text:p>2280,0096</text:p>
          </table:table-cell>
          <table:table-cell office:value-type="float" office:value="0.00799" calcext:value-type="float">
            <text:p>0,00799</text:p>
          </table:table-cell>
          <table:table-cell table:number-columns-repeated="2"/>
          <table:table-cell office:value-type="float" office:value="2280.46" calcext:value-type="float">
            <text:p>2280,46</text:p>
          </table:table-cell>
          <table:table-cell office:value-type="float" office:value="0.033" calcext:value-type="float">
            <text:p>0,033</text:p>
          </table:table-cell>
          <table:table-cell office:value-type="float" office:value="2080.003" calcext:value-type="float">
            <text:p>2080,003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5</text:p>
          </table:table-cell>
          <table:table-cell office:value-type="float" office:value="2860" calcext:value-type="float">
            <text:p>2860</text:p>
          </table:table-cell>
          <table:table-cell office:value-type="float" office:value="106.75" calcext:value-type="float">
            <text:p>106,75</text:p>
          </table:table-cell>
          <table:table-cell office:value-type="float" office:value="2860" calcext:value-type="float">
            <text:p>2860</text:p>
          </table:table-cell>
          <table:table-cell office:value-type="float" office:value="10.3643" calcext:value-type="float">
            <text:p>10,3643</text:p>
          </table:table-cell>
          <table:table-cell table:number-columns-repeated="3"/>
          <table:table-cell office:value-type="float" office:value="2880.012" calcext:value-type="float">
            <text:p>2880,012</text:p>
          </table:table-cell>
          <table:table-cell office:value-type="float" office:value="0.01199" calcext:value-type="float">
            <text:p>0,01199</text:p>
          </table:table-cell>
          <table:table-cell table:number-columns-repeated="2"/>
          <table:table-cell office:value-type="float" office:value="2860.58" calcext:value-type="float">
            <text:p>2860,58</text:p>
          </table:table-cell>
          <table:table-cell office:value-type="float" office:value="0.0539" calcext:value-type="float">
            <text:p>0,0539</text:p>
          </table:table-cell>
          <table:table-cell office:value-type="float" office:value="2580.003" calcext:value-type="float">
            <text:p>2580,003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6</text:p>
          </table:table-cell>
          <table:table-cell office:value-type="float" office:value="3440" calcext:value-type="float">
            <text:p>3440</text:p>
          </table:table-cell>
          <table:table-cell office:value-type="float" office:value="300.5" calcext:value-type="float">
            <text:p>300,5</text:p>
          </table:table-cell>
          <table:table-cell office:value-type="float" office:value="3440" calcext:value-type="float">
            <text:p>3440</text:p>
          </table:table-cell>
          <table:table-cell office:value-type="float" office:value="39.0863" calcext:value-type="float">
            <text:p>39,0863</text:p>
          </table:table-cell>
          <table:table-cell table:number-columns-repeated="3"/>
          <table:table-cell office:value-type="float" office:value="3440.0144" calcext:value-type="float">
            <text:p>3440,0144</text:p>
          </table:table-cell>
          <table:table-cell office:value-type="float" office:value="0.012" calcext:value-type="float">
            <text:p>0,012</text:p>
          </table:table-cell>
          <table:table-cell table:number-columns-repeated="2"/>
          <table:table-cell office:value-type="float" office:value="3440.7" calcext:value-type="float">
            <text:p>3440,7</text:p>
          </table:table-cell>
          <table:table-cell office:value-type="float" office:value="0.54913" calcext:value-type="float">
            <text:p>0,54913</text:p>
          </table:table-cell>
          <table:table-cell office:value-type="float" office:value="3080.003" calcext:value-type="float">
            <text:p>3080,003</text:p>
          </table:table-cell>
          <table:table-cell office:value-type="float" office:value="1.19" calcext:value-type="float">
            <text:p>1,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7</text:p>
          </table:table-cell>
          <table:table-cell office:value-type="float" office:value="4020" calcext:value-type="float">
            <text:p>4020</text:p>
          </table:table-cell>
          <table:table-cell office:value-type="float" office:value="300.02" calcext:value-type="float">
            <text:p>300,02</text:p>
          </table:table-cell>
          <table:table-cell office:value-type="float" office:value="4020" calcext:value-type="float">
            <text:p>4020</text:p>
          </table:table-cell>
          <table:table-cell office:value-type="float" office:value="14.6224" calcext:value-type="float">
            <text:p>14,6224</text:p>
          </table:table-cell>
          <table:table-cell table:number-columns-repeated="3"/>
          <table:table-cell office:value-type="float" office:value="3920.0168" calcext:value-type="float">
            <text:p>3920,0168</text:p>
          </table:table-cell>
          <table:table-cell office:value-type="float" office:value="0.01199" calcext:value-type="float">
            <text:p>0,01199</text:p>
          </table:table-cell>
          <table:table-cell table:number-columns-repeated="2"/>
          <table:table-cell office:value-type="float" office:value="4040.83" calcext:value-type="float">
            <text:p>4040,83</text:p>
          </table:table-cell>
          <table:table-cell office:value-type="float" office:value="0.0963931" calcext:value-type="float">
            <text:p>0,0963931</text:p>
          </table:table-cell>
          <table:table-cell office:value-type="float" office:value="3580.003" calcext:value-type="float">
            <text:p>3580,003</text:p>
          </table:table-cell>
          <table:table-cell office:value-type="float" office:value="1.64" calcext:value-type="float">
            <text:p>1,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8</text:p>
          </table:table-cell>
          <table:table-cell office:value-type="float" office:value="4600" calcext:value-type="float">
            <text:p>4600</text:p>
          </table:table-cell>
          <table:table-cell office:value-type="float" office:value="300.02" calcext:value-type="float">
            <text:p>300,02</text:p>
          </table:table-cell>
          <table:table-cell office:value-type="float" office:value="4600" calcext:value-type="float">
            <text:p>4600</text:p>
          </table:table-cell>
          <table:table-cell office:value-type="float" office:value="32.4881" calcext:value-type="float">
            <text:p>32,4881</text:p>
          </table:table-cell>
          <table:table-cell table:number-columns-repeated="3"/>
          <table:table-cell office:value-type="float" office:value="4600.0192" calcext:value-type="float">
            <text:p>4600,0192</text:p>
          </table:table-cell>
          <table:table-cell office:value-type="float" office:value="0.01999" calcext:value-type="float">
            <text:p>0,01999</text:p>
          </table:table-cell>
          <table:table-cell table:number-columns-repeated="2"/>
          <table:table-cell office:value-type="float" office:value="4600.94" calcext:value-type="float">
            <text:p>4600,94</text:p>
          </table:table-cell>
          <table:table-cell office:value-type="float" office:value="0.136355" calcext:value-type="float">
            <text:p>0,136355</text:p>
          </table:table-cell>
          <table:table-cell office:value-type="float" office:value="4080.003" calcext:value-type="float">
            <text:p>4080,003</text:p>
          </table:table-cell>
          <table:table-cell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9</text:p>
          </table:table-cell>
          <table:table-cell office:value-type="float" office:value="5180" calcext:value-type="float">
            <text:p>5180</text:p>
          </table:table-cell>
          <table:table-cell office:value-type="float" office:value="300.08" calcext:value-type="float">
            <text:p>300,08</text:p>
          </table:table-cell>
          <table:table-cell office:value-type="float" office:value="5180" calcext:value-type="float">
            <text:p>5180</text:p>
          </table:table-cell>
          <table:table-cell office:value-type="float" office:value="41.2264" calcext:value-type="float">
            <text:p>41,2264</text:p>
          </table:table-cell>
          <table:table-cell table:number-columns-repeated="3"/>
          <table:table-cell office:value-type="float" office:value="5180.0216" calcext:value-type="float">
            <text:p>5180,0216</text:p>
          </table:table-cell>
          <table:table-cell office:value-type="float" office:value="0.0279" calcext:value-type="float">
            <text:p>0,0279</text:p>
          </table:table-cell>
          <table:table-cell table:number-columns-repeated="2"/>
          <table:table-cell office:value-type="float" office:value="5181.06" calcext:value-type="float">
            <text:p>5181,06</text:p>
          </table:table-cell>
          <table:table-cell office:value-type="float" office:value="0.195998" calcext:value-type="float">
            <text:p>0,195998</text:p>
          </table:table-cell>
          <table:table-cell office:value-type="float" office:value="4580.003" calcext:value-type="float">
            <text:p>4580,003</text:p>
          </table:table-cell>
          <table:table-cell office:value-type="float" office:value="2.92" calcext:value-type="float">
            <text:p>2,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0</text:p>
          </table:table-cell>
          <table:table-cell office:value-type="float" office:value="5760" calcext:value-type="float">
            <text:p>5760</text:p>
          </table:table-cell>
          <table:table-cell office:value-type="float" office:value="300.08" calcext:value-type="float">
            <text:p>300,08</text:p>
          </table:table-cell>
          <table:table-cell office:value-type="float" office:value="5760" calcext:value-type="float">
            <text:p>5760</text:p>
          </table:table-cell>
          <table:table-cell office:value-type="float" office:value="65.1023" calcext:value-type="float">
            <text:p>65,1023</text:p>
          </table:table-cell>
          <table:table-cell table:number-columns-repeated="3"/>
          <table:table-cell office:value-type="float" office:value="5760.024" calcext:value-type="float">
            <text:p>5760,024</text:p>
          </table:table-cell>
          <table:table-cell office:value-type="float" office:value="0.03199" calcext:value-type="float">
            <text:p>0,03199</text:p>
          </table:table-cell>
          <table:table-cell table:number-columns-repeated="2"/>
          <table:table-cell office:value-type="float" office:value="5381.27" calcext:value-type="float">
            <text:p>5381,27</text:p>
          </table:table-cell>
          <table:table-cell office:value-type="float" office:value="0.653293" calcext:value-type="float">
            <text:p>0,653293</text:p>
          </table:table-cell>
          <table:table-cell office:value-type="float" office:value="5080.003" calcext:value-type="float">
            <text:p>5080,003</text:p>
          </table:table-cell>
          <table:table-cell office:value-type="float" office:value="3.58" calcext:value-type="float">
            <text:p>3,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1</text:p>
          </table:table-cell>
          <table:table-cell office:value-type="float" office:value="6340" calcext:value-type="float">
            <text:p>6340</text:p>
          </table:table-cell>
          <table:table-cell office:value-type="float" office:value="300.06" calcext:value-type="float">
            <text:p>300,06</text:p>
          </table:table-cell>
          <table:table-cell office:value-type="float" office:value="6340" calcext:value-type="float">
            <text:p>6340</text:p>
          </table:table-cell>
          <table:table-cell office:value-type="float" office:value="77.8673" calcext:value-type="float">
            <text:p>77,8673</text:p>
          </table:table-cell>
          <table:table-cell table:number-columns-repeated="3"/>
          <table:table-cell office:value-type="float" office:value="6340.0264" calcext:value-type="float">
            <text:p>6340,0264</text:p>
          </table:table-cell>
          <table:table-cell office:value-type="float" office:value="0.04399" calcext:value-type="float">
            <text:p>0,04399</text:p>
          </table:table-cell>
          <table:table-cell table:number-columns-repeated="2"/>
          <table:table-cell office:value-type="float" office:value="5921.4" calcext:value-type="float">
            <text:p>5921,4</text:p>
          </table:table-cell>
          <table:table-cell office:value-type="float" office:value="0.984936" calcext:value-type="float">
            <text:p>0,984936</text:p>
          </table:table-cell>
          <table:table-cell office:value-type="float" office:value="5580.003" calcext:value-type="float">
            <text:p>5580,003</text:p>
          </table:table-cell>
          <table:table-cell office:value-type="float" office:value="4.55" calcext:value-type="float">
            <text:p>4,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2</text:p>
          </table:table-cell>
          <table:table-cell office:value-type="float" office:value="6920" calcext:value-type="float">
            <text:p>6920</text:p>
          </table:table-cell>
          <table:table-cell office:value-type="float" office:value="300.07" calcext:value-type="float">
            <text:p>300,07</text:p>
          </table:table-cell>
          <table:table-cell office:value-type="float" office:value="6920" calcext:value-type="float">
            <text:p>6920</text:p>
          </table:table-cell>
          <table:table-cell office:value-type="float" office:value="253.3134" calcext:value-type="float">
            <text:p>253,3134</text:p>
          </table:table-cell>
          <table:table-cell table:number-columns-repeated="3"/>
          <table:table-cell office:value-type="float" office:value="6920.0288" calcext:value-type="float">
            <text:p>6920,0288</text:p>
          </table:table-cell>
          <table:table-cell office:value-type="float" office:value="0.052" calcext:value-type="float">
            <text:p>0,052</text:p>
          </table:table-cell>
          <table:table-cell table:number-columns-repeated="2"/>
          <table:table-cell office:value-type="float" office:value="6501.48" calcext:value-type="float">
            <text:p>6501,48</text:p>
          </table:table-cell>
          <table:table-cell office:value-type="float" office:value="1.64686" calcext:value-type="float">
            <text:p>1,64686</text:p>
          </table:table-cell>
          <table:table-cell office:value-type="float" office:value="6080.003" calcext:value-type="float">
            <text:p>6080,003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3</text:p>
          </table:table-cell>
          <table:table-cell office:value-type="float" office:value="7500" calcext:value-type="float">
            <text:p>7500</text:p>
          </table:table-cell>
          <table:table-cell office:value-type="float" office:value="300.09" calcext:value-type="float">
            <text:p>300,09</text:p>
          </table:table-cell>
          <table:table-cell office:value-type="float" office:value="7500" calcext:value-type="float">
            <text:p>7500</text:p>
          </table:table-cell>
          <table:table-cell office:value-type="float" office:value="90.6608" calcext:value-type="float">
            <text:p>90,6608</text:p>
          </table:table-cell>
          <table:table-cell table:number-columns-repeated="3"/>
          <table:table-cell office:value-type="float" office:value="7500.0312" calcext:value-type="float">
            <text:p>7500,0312</text:p>
          </table:table-cell>
          <table:table-cell office:value-type="float" office:value="0.06798" calcext:value-type="float">
            <text:p>0,06798</text:p>
          </table:table-cell>
          <table:table-cell table:number-columns-repeated="2"/>
          <table:table-cell office:value-type="float" office:value="7141.63" calcext:value-type="float">
            <text:p>7141,63</text:p>
          </table:table-cell>
          <table:table-cell office:value-type="float" office:value="3.87247" calcext:value-type="float">
            <text:p>3,87247</text:p>
          </table:table-cell>
          <table:table-cell office:value-type="float" office:value="6580.003" calcext:value-type="float">
            <text:p>6580,003</text:p>
          </table:table-cell>
          <table:table-cell office:value-type="float" office:value="6.97" calcext:value-type="float">
            <text:p>6,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4</text:p>
          </table:table-cell>
          <table:table-cell office:value-type="float" office:value="8080" calcext:value-type="float">
            <text:p>8080</text:p>
          </table:table-cell>
          <table:table-cell office:value-type="float" office:value="300.04" calcext:value-type="float">
            <text:p>300,04</text:p>
          </table:table-cell>
          <table:table-cell office:value-type="float" office:value="8080" calcext:value-type="float">
            <text:p>8080</text:p>
          </table:table-cell>
          <table:table-cell office:value-type="float" office:value="90.3739" calcext:value-type="float">
            <text:p>90,3739</text:p>
          </table:table-cell>
          <table:table-cell table:number-columns-repeated="3"/>
          <table:table-cell office:value-type="float" office:value="8080.0336" calcext:value-type="float">
            <text:p>8080,0336</text:p>
          </table:table-cell>
          <table:table-cell office:value-type="float" office:value="0.0719" calcext:value-type="float">
            <text:p>0,0719</text:p>
          </table:table-cell>
          <table:table-cell table:number-columns-repeated="2"/>
          <table:table-cell office:value-type="float" office:value="7801.75" calcext:value-type="float">
            <text:p>7801,75</text:p>
          </table:table-cell>
          <table:table-cell office:value-type="float" office:value="7.87123" calcext:value-type="float">
            <text:p>7,87123</text:p>
          </table:table-cell>
          <table:table-cell office:value-type="float" office:value="7080.003" calcext:value-type="float">
            <text:p>7080,003</text:p>
          </table:table-cell>
          <table:table-cell office:value-type="float" office:value="8.03" calcext:value-type="float">
            <text:p>8,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5-Ex29_W1-Ex11_15</text:p>
          </table:table-cell>
          <table:table-cell office:value-type="float" office:value="8660" calcext:value-type="float">
            <text:p>8660</text:p>
          </table:table-cell>
          <table:table-cell office:value-type="float" office:value="300.06" calcext:value-type="float">
            <text:p>300,06</text:p>
          </table:table-cell>
          <table:table-cell office:value-type="float" office:value="8660" calcext:value-type="float">
            <text:p>8660</text:p>
          </table:table-cell>
          <table:table-cell office:value-type="float" office:value="120.7731" calcext:value-type="float">
            <text:p>120,7731</text:p>
          </table:table-cell>
          <table:table-cell table:number-columns-repeated="3"/>
          <table:table-cell office:value-type="float" office:value="8660.036" calcext:value-type="float">
            <text:p>8660,036</text:p>
          </table:table-cell>
          <table:table-cell office:value-type="float" office:value="0.08399" calcext:value-type="float">
            <text:p>0,08399</text:p>
          </table:table-cell>
          <table:table-cell table:number-columns-repeated="2"/>
          <table:table-cell office:value-type="float" office:value="8401.87" calcext:value-type="float">
            <text:p>8401,87</text:p>
          </table:table-cell>
          <table:table-cell office:value-type="float" office:value="11.8345" calcext:value-type="float">
            <text:p>11,8345</text:p>
          </table:table-cell>
          <table:table-cell office:value-type="float" office:value="7580.003" calcext:value-type="float">
            <text:p>7580,003</text:p>
          </table:table-cell>
          <table:table-cell office:value-type="float" office:value="9.41" calcext:value-type="float">
            <text:p>9,41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.00.0000</text:date>, <text:time style:data-style-name="N2" text:time-value="17:09:29.8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1T21:15:45.035000000</dc:date>
    <meta:editing-duration>PT4H2M37S</meta:editing-duration>
    <meta:editing-cycles>11</meta:editing-cycles>
    <meta:document-statistic meta:table-count="1" meta:cell-count="182" meta:object-count="0"/>
  </office:meta>
</office:document-meta>
</file>